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draw:fill-color="#2200aa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7" style:family="graphic" style:parent-style-name="standard">
      <style:graphic-properties svg:stroke-width="0.1cm" draw:fill-color="#000000"/>
    </style:style>
    <style:style style:name="gr8" style:family="graphic" style:parent-style-name="standard">
      <style:graphic-properties svg:stroke-width="0.1cm" draw:fill-color="#332f2f"/>
    </style:style>
    <style:style style:name="gr9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10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2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6cm" svg:height="2cm" svg:x="0cm" svg:y="0cm">
            <text:p/>
          </draw:rect>
          <draw:rect draw:style-name="gr2" draw:layer="layout" svg:width="0.6cm" svg:height="0.075cm" svg:x="0.35cm" svg:y="0.075cm">
            <text:p/>
          </draw:rect>
          <draw:rect draw:style-name="gr3" draw:layer="layout" svg:width="1.6cm" svg:height="0.075cm" svg:x="2.4cm" svg:y="0.075cm">
            <text:p/>
          </draw:rect>
          <draw:rect draw:style-name="gr4" draw:layer="layout" svg:width="0.2cm" svg:height="0.075cm" svg:x="1.1cm" svg:y="0.075cm">
            <text:p/>
          </draw:rect>
          <draw:circle draw:style-name="gr5" draw:layer="layout" svg:width="0.03cm" svg:height="0.03cm" svg:x="1.785cm" svg:y="0.085cm">
            <text:p/>
          </draw:circle>
          <draw:circle draw:style-name="gr6" draw:layer="layout" svg:width="0.03cm" svg:height="0.03cm" svg:x="1.885cm" svg:y="0.085cm">
            <text:p/>
          </draw:circle>
          <draw:rect draw:style-name="gr7" draw:layer="layout" svg:width="1.2cm" svg:height="0.3cm" svg:x="4.5cm" svg:y="0.45cm">
            <text:p/>
          </draw:rect>
          <draw:rect draw:style-name="gr8" draw:layer="layout" svg:width="1cm" svg:height="0.2cm" svg:x="4.55cm" svg:y="0.5cm">
            <text:p/>
          </draw:rect>
          <draw:rect draw:style-name="gr8" draw:layer="layout" svg:width="0.1cm" svg:height="0.2cm" svg:x="5.55cm" svg:y="0.5cm">
            <text:p/>
          </draw:rect>
          <draw:circle draw:style-name="gr5" draw:layer="layout" svg:width="0.026cm" svg:height="0.026cm" svg:x="4.507cm" svg:y="0.457cm">
            <text:p/>
          </draw:circle>
          <draw:circle draw:style-name="gr9" draw:layer="layout" svg:width="0.026cm" svg:height="0.026cm" svg:x="4.507cm" svg:y="0.707cm">
            <text:p/>
          </draw:circle>
          <draw:rect draw:style-name="gr7" draw:layer="layout" svg:width="1.2cm" svg:height="0.3cm" svg:x="4.5cm" svg:y="0.825cm">
            <text:p/>
          </draw:rect>
          <draw:rect draw:style-name="gr8" draw:layer="layout" svg:width="1cm" svg:height="0.2cm" svg:x="4.55cm" svg:y="0.875cm">
            <text:p/>
          </draw:rect>
          <draw:rect draw:style-name="gr8" draw:layer="layout" svg:width="0.1cm" svg:height="0.2cm" svg:x="5.55cm" svg:y="0.875cm">
            <text:p/>
          </draw:rect>
          <draw:circle draw:style-name="gr5" draw:layer="layout" svg:width="0.026cm" svg:height="0.026cm" svg:x="4.507cm" svg:y="0.832cm">
            <text:p/>
          </draw:circle>
          <draw:circle draw:style-name="gr9" draw:layer="layout" svg:width="0.026cm" svg:height="0.026cm" svg:x="4.507cm" svg:y="1.082cm">
            <text:p/>
          </draw:circle>
          <draw:rect draw:style-name="gr7" draw:layer="layout" svg:width="1.2cm" svg:height="0.3cm" svg:x="4.5cm" svg:y="1.2cm">
            <text:p/>
          </draw:rect>
          <draw:rect draw:style-name="gr8" draw:layer="layout" svg:width="1cm" svg:height="0.2cm" svg:x="4.55cm" svg:y="1.25cm">
            <text:p/>
          </draw:rect>
          <draw:rect draw:style-name="gr8" draw:layer="layout" svg:width="0.1cm" svg:height="0.2cm" svg:x="5.55cm" svg:y="1.25cm">
            <text:p/>
          </draw:rect>
          <draw:circle draw:style-name="gr5" draw:layer="layout" svg:width="0.026cm" svg:height="0.026cm" svg:x="4.507cm" svg:y="1.207cm">
            <text:p/>
          </draw:circle>
          <draw:circle draw:style-name="gr9" draw:layer="layout" svg:width="0.026cm" svg:height="0.026cm" svg:x="4.507cm" svg:y="1.457cm">
            <text:p/>
          </draw:circle>
          <draw:line draw:style-name="gr10" draw:layer="layout" svg:x1="0.1cm" svg:y1="0cm" svg:x2="0.1cm" svg:y2="2cm">
            <text:p/>
          </draw:line>
          <draw:line draw:style-name="gr10" draw:layer="layout" svg:x1="5.9cm" svg:y1="0cm" svg:x2="5.9cm" svg:y2="2cm">
            <text:p/>
          </draw:line>
          <draw:rect draw:style-name="gr11" draw:layer="layout" svg:width="0.05cm" svg:height="0.4cm" svg:x="0.025cm" svg:y="0.25cm">
            <text:p/>
          </draw:rect>
          <draw:rect draw:style-name="gr11" draw:layer="layout" svg:width="0.05cm" svg:height="0.4cm" svg:x="5.925cm" svg:y="0.25cm">
            <text:p/>
          </draw:rect>
          <draw:circle draw:style-name="gr11" draw:layer="layout" svg:width="0.04cm" svg:height="0.04cm" svg:x="0.03cm" svg:y="1.23cm">
            <text:p/>
          </draw:circle>
          <draw:circle draw:style-name="gr11" draw:layer="layout" svg:width="0.04cm" svg:height="0.04cm" svg:x="0.03cm" svg:y="1.73cm">
            <text:p/>
          </draw:circle>
          <draw:circle draw:style-name="gr11" draw:layer="layout" svg:width="0.04cm" svg:height="0.04cm" svg:x="5.93cm" svg:y="1.23cm">
            <text:p/>
          </draw:circle>
          <draw:circle draw:style-name="gr11" draw:layer="layout" svg:width="0.04cm" svg:height="0.04cm" svg:x="5.93cm" svg:y="1.73cm">
            <text:p/>
          </draw:circle>
          <draw:line draw:style-name="gr12" draw:layer="layout" svg:x1="0.3cm" svg:y1="0.3cm" svg:x2="4.2cm" svg:y2="0.3cm">
            <text:p/>
          </draw:line>
          <draw:line draw:style-name="gr12" draw:layer="layout" svg:x1="0.3cm" svg:y1="0.4cm" svg:x2="4.2cm" svg:y2="0.4cm">
            <text:p/>
          </draw:line>
          <draw:line draw:style-name="gr12" draw:layer="layout" svg:x1="0.3cm" svg:y1="0.5cm" svg:x2="4.2cm" svg:y2="0.5cm">
            <text:p/>
          </draw:line>
          <draw:line draw:style-name="gr12" draw:layer="layout" svg:x1="0.3cm" svg:y1="0.6cm" svg:x2="4.2cm" svg:y2="0.6cm">
            <text:p/>
          </draw:line>
          <draw:line draw:style-name="gr12" draw:layer="layout" svg:x1="0.3cm" svg:y1="0.7cm" svg:x2="4.2cm" svg:y2="0.7cm">
            <text:p/>
          </draw:line>
          <draw:line draw:style-name="gr12" draw:layer="layout" svg:x1="0.3cm" svg:y1="0.8cm" svg:x2="4.2cm" svg:y2="0.8cm">
            <text:p/>
          </draw:line>
          <draw:line draw:style-name="gr12" draw:layer="layout" svg:x1="0.3cm" svg:y1="0.9cm" svg:x2="4.2cm" svg:y2="0.9cm">
            <text:p/>
          </draw:line>
          <draw:line draw:style-name="gr12" draw:layer="layout" svg:x1="0.3cm" svg:y1="1cm" svg:x2="4.2cm" svg:y2="1cm">
            <text:p/>
          </draw:line>
          <draw:line draw:style-name="gr12" draw:layer="layout" svg:x1="0.3cm" svg:y1="1.1cm" svg:x2="4.2cm" svg:y2="1.1cm">
            <text:p/>
          </draw:line>
          <draw:line draw:style-name="gr12" draw:layer="layout" svg:x1="0.3cm" svg:y1="1.2cm" svg:x2="4.2cm" svg:y2="1.2cm">
            <text:p/>
          </draw:line>
          <draw:line draw:style-name="gr12" draw:layer="layout" svg:x1="0.3cm" svg:y1="1.3cm" svg:x2="4.2cm" svg:y2="1.3cm">
            <text:p/>
          </draw:line>
          <draw:line draw:style-name="gr12" draw:layer="layout" svg:x1="0.3cm" svg:y1="1.4cm" svg:x2="4.2cm" svg:y2="1.4cm">
            <text:p/>
          </draw:line>
          <draw:line draw:style-name="gr12" draw:layer="layout" svg:x1="0.3cm" svg:y1="1.5cm" svg:x2="4.2cm" svg:y2="1.5cm">
            <text:p/>
          </draw:line>
          <draw:line draw:style-name="gr12" draw:layer="layout" svg:x1="0.3cm" svg:y1="1.6cm" svg:x2="4.2cm" svg:y2="1.6cm">
            <text:p/>
          </draw:line>
          <draw:line draw:style-name="gr12" draw:layer="layout" svg:x1="0.3cm" svg:y1="1.7cm" svg:x2="4.2cm" svg:y2="1.7cm">
            <text:p/>
          </draw:line>
          <draw:line draw:style-name="gr12" draw:layer="layout" svg:x1="0.3cm" svg:y1="1.8cm" svg:x2="4.2cm" svg:y2="1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4USlowCapacity</dc:title>
    <meta:creation-date>2011-02-07T16:57:03</meta:creation-date>
    <meta:editing-duration>P0D</meta:editing-duration>
    <meta:editing-cycles>1</meta:editing-cycles>
    <meta:document-statistic meta:object-count="46"/>
    <meta:generator>OpenOffice.org/3.3$Linux OpenOffice.org_project/330m20$Build-9567</meta:generator>
  </office:meta>
</office:document-meta>
</file>